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66b3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4" style:family="graphic" style:parent-style-name="standard">
      <style:graphic-properties draw:stroke="none" svg:stroke-color="#3465a4" draw:fill="none" draw:fill-color="#ffffff" draw:textarea-horizontal-align="left" draw:auto-grow-height="true" draw:auto-grow-width="false" fo:min-height="1.157cm" fo:min-width="0cm"/>
    </style:style>
    <style:style style:name="gr5" style:family="graphic" style:parent-style-name="standard">
      <style:graphic-properties svg:stroke-width="0.1cm" svg:stroke-color="#72bf44" draw:marker-start-width="0.447cm" draw:marker-end-width="0.447cm" draw:fill-color="#ffffff" draw:textarea-horizontal-align="justify" draw:textarea-vertical-align="middle" draw:auto-grow-height="false" fo:min-height="0.996cm" fo:min-width="1.444cm" fo:padding-top="0.174cm" fo:padding-bottom="0.174cm" fo:padding-left="0.299cm" fo:padding-right="0.299cm"/>
    </style:style>
    <style:style style:name="gr6" style:family="graphic" style:parent-style-name="objectwithoutfill">
      <style:graphic-properties svg:stroke-width="0.1cm" svg:stroke-color="#72bf44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.808cm"/>
    </style:style>
    <style:style style:name="gr8" style:family="graphic" style:parent-style-name="standard">
      <style:graphic-properties draw:stroke="none" svg:stroke-color="#72bf44" draw:fill="none" draw:fill-color="#ffffff" draw:textarea-horizontal-align="left" draw:auto-grow-height="true" draw:auto-grow-width="false" fo:min-height="1.255cm" fo:min-width="1.434cm"/>
    </style:style>
    <style:style style:name="gr9" style:family="graphic" style:parent-style-name="standard">
      <style:graphic-properties svg:stroke-color="#72bf44" draw:fill-color="#72bf44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1cm" svg:stroke-color="#f58220" draw:marker-start-width="0.447cm" draw:marker-end-width="0.447cm" draw:fill-color="#ffffff" draw:textarea-horizontal-align="justify" draw:textarea-vertical-align="middle" draw:auto-grow-height="false" fo:min-height="0.996cm" fo:min-width="1.018cm" fo:padding-top="0.174cm" fo:padding-bottom="0.174cm" fo:padding-left="0.299cm" fo:padding-right="0.299cm"/>
    </style:style>
    <style:style style:name="gr11" style:family="graphic" style:parent-style-name="objectwithoutfill">
      <style:graphic-properties svg:stroke-width="0.1cm" svg:stroke-color="#f58220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3465a4" draw:fill="none" draw:fill-color="#ffffff" draw:textarea-horizontal-align="left" draw:auto-grow-height="true" draw:auto-grow-width="false" fo:min-height="0.86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fo:color="#0066b3"/>
    </style:style>
    <style:style style:name="P4" style:family="paragraph">
      <loext:graphic-properties draw:fill="none" draw:fill-color="#ffffff"/>
      <style:text-properties fo:color="#0066b3" style:text-position="-33% 58%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fo:font-size="16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loext:graphic-properties draw:fill-color="#72bf44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cm" svg:y1="3.701cm" svg:x2="4.002cm" svg:y2="3.701cm">
          <text:p/>
        </draw:line>
        <draw:line draw:style-name="gr1" draw:text-style-name="P1" draw:layer="layout" svg:x1="2.3cm" svg:y1="7.501cm" svg:x2="4.002cm" svg:y2="7.501cm">
          <text:p/>
        </draw:line>
        <draw:custom-shape draw:style-name="gr2" draw:text-style-name="P2" draw:layer="layout" svg:width="0.1cm" svg:height="0.1cm" svg:x="1.701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.702cm" svg:y="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.702cm" svg:y="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023cm" svg:height="1.114cm" svg:x="1.277cm" svg:y="3.187cm">
          <draw:text-box>
            <text:p text:style-name="P3">x<text:span text:style-name="T1">1</text:span></text:p>
          </draw:text-box>
        </draw:frame>
        <draw:line draw:style-name="gr1" draw:text-style-name="P1" draw:layer="layout" svg:x1="2.3cm" svg:y1="7.501cm" svg:x2="4.198cm" svg:y2="4.401cm">
          <text:p/>
        </draw:line>
        <draw:line draw:style-name="gr1" draw:text-style-name="P1" draw:layer="layout" svg:x1="2.3cm" svg:y1="3.701cm" svg:x2="4.067cm" svg:y2="6.901cm">
          <text:p/>
        </draw:line>
        <draw:custom-shape draw:style-name="gr2" draw:text-style-name="P2" draw:layer="layout" svg:width="0.1cm" svg:height="0.1cm" svg:x="1.702cm" svg:y="5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.703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.703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2cm" svg:height="1.407cm" svg:x="1.278cm" svg:y="6.887cm">
          <draw:text-box>
            <text:p text:style-name="P3">x<text:span text:style-name="T1">nx</text:span></text:p>
          </draw:text-box>
        </draw:frame>
        <draw:g>
          <draw:line draw:style-name="gr1" draw:text-style-name="P1" draw:layer="layout" svg:x1="8.7cm" svg:y1="3.701cm" svg:x2="10.3cm" svg:y2="3.701cm">
            <text:p/>
          </draw:line>
          <draw:line draw:style-name="gr1" draw:text-style-name="P1" draw:layer="layout" svg:x1="8.7cm" svg:y1="7.501cm" svg:x2="10.3cm" svg:y2="7.501cm">
            <text:p/>
          </draw:line>
          <draw:line draw:style-name="gr1" draw:text-style-name="P1" draw:layer="layout" svg:x1="8.7cm" svg:y1="7.501cm" svg:x2="10.5cm" svg:y2="4.9cm">
            <text:p/>
          </draw:line>
          <draw:line draw:style-name="gr1" draw:text-style-name="P1" draw:layer="layout" svg:x1="8.7cm" svg:y1="3.701cm" svg:x2="10.3cm" svg:y2="6.9cm">
            <text:p/>
          </draw:line>
          <draw:line draw:style-name="gr1" draw:text-style-name="P1" draw:layer="layout" svg:x1="13.865cm" svg:y1="4.638cm" svg:x2="14.892cm" svg:y2="5.205cm">
            <text:p/>
          </draw:line>
        </draw:g>
        <draw:custom-shape draw:style-name="gr5" draw:text-style-name="P5" draw:layer="layout" svg:width="2.888cm" svg:height="1.9cm" svg:x="10.728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2.097cm" svg:y1="3.001cm" svg:x2="12.097cm" svg:y2="4.901cm">
          <text:p/>
        </draw:line>
        <draw:frame draw:style-name="gr7" draw:text-style-name="P7" draw:layer="layout" svg:width="2.056cm" svg:height="0.878cm" svg:x="10.601cm" svg:y="3.439cm">
          <draw:text-box>
            <text:p text:style-name="P6">z<text:span text:style-name="T2">[L-1]1</text:span></text:p>
          </draw:text-box>
        </draw:frame>
        <draw:frame draw:style-name="gr8" draw:text-style-name="P7" draw:layer="layout" svg:width="2.151cm" svg:height="1.505cm" svg:x="11.943cm" svg:y="3.439cm">
          <draw:text-box>
            <text:p text:style-name="P6"><text:s/>a<text:span text:style-name="T2">[L-1]1</text:span></text:p>
          </draw:text-box>
        </draw:frame>
        <draw:custom-shape draw:style-name="gr9" draw:text-style-name="P8" draw:layer="layout" svg:width="0.127cm" svg:height="0.1cm" svg:x="12.001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27cm" svg:height="0.1cm" svg:x="12.001cm" svg:y="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28cm" svg:height="0.1cm" svg:x="12.002cm" svg:y="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cm" svg:height="0.1cm" svg:x="7.904cm" svg:y="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cm" svg:height="0.1cm" svg:x="7.904cm" svg:y="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cm" svg:height="0.1cm" svg:x="7.905cm" svg:y="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cm" svg:height="0.1cm" svg:x="7.905cm" svg:y="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cm" svg:height="0.1cm" svg:x="7.905cm" svg:y="5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cm" svg:height="0.1cm" svg:x="7.906cm" svg:y="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cm" svg:height="0.1cm" svg:x="7.905cm" svg:y="5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cm" svg:height="0.1cm" svg:x="7.905cm" svg:y="6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cm" svg:height="0.1cm" svg:x="7.906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cm" svg:height="0.1cm" svg:x="7.906cm" svg:y="7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cm" svg:height="0.1cm" svg:x="7.906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cm" svg:height="0.1cm" svg:x="7.907cm" svg:y="7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888cm" svg:height="1.9cm" svg:x="10.729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056cm" svg:height="0.878cm" svg:x="10.602cm" svg:y="6.918cm">
          <draw:text-box>
            <text:p text:style-name="P6">z<text:span text:style-name="T2">[L-1]nl</text:span></text:p>
          </draw:text-box>
        </draw:frame>
        <draw:frame draw:style-name="gr8" draw:text-style-name="P7" draw:layer="layout" svg:width="2.151cm" svg:height="1.505cm" svg:x="11.844cm" svg:y="6.918cm">
          <draw:text-box>
            <text:p text:style-name="P6"><text:s/>a<text:span text:style-name="T2">[L-1]nl</text:span></text:p>
          </draw:text-box>
        </draw:frame>
        <draw:line draw:style-name="gr6" draw:text-style-name="P1" draw:layer="layout" svg:x1="12.098cm" svg:y1="6.401cm" svg:x2="12.098cm" svg:y2="8.301cm">
          <text:p/>
        </draw:line>
        <draw:custom-shape draw:style-name="gr5" draw:text-style-name="P5" draw:layer="layout" svg:width="2.888cm" svg:height="1.9cm" svg:x="4.628cm" svg:y="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997cm" svg:y1="2.98cm" svg:x2="5.997cm" svg:y2="4.88cm">
          <text:p/>
        </draw:line>
        <draw:frame draw:style-name="gr7" draw:text-style-name="P7" draw:layer="layout" svg:width="2.056cm" svg:height="0.878cm" svg:x="4.501cm" svg:y="3.418cm">
          <draw:text-box>
            <text:p text:style-name="P6">z<text:span text:style-name="T2">[1]1</text:span></text:p>
          </draw:text-box>
        </draw:frame>
        <draw:frame draw:style-name="gr8" draw:text-style-name="P7" draw:layer="layout" svg:width="2.151cm" svg:height="1.505cm" svg:x="5.843cm" svg:y="3.418cm">
          <draw:text-box>
            <text:p text:style-name="P6"><text:s/>a<text:span text:style-name="T2">[1]1</text:span></text:p>
          </draw:text-box>
        </draw:frame>
        <draw:custom-shape draw:style-name="gr9" draw:text-style-name="P8" draw:layer="layout" svg:width="0.127cm" svg:height="0.1cm" svg:x="5.901cm" svg:y="5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27cm" svg:height="0.1cm" svg:x="5.901cm" svg:y="5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28cm" svg:height="0.1cm" svg:x="5.902cm" svg:y="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888cm" svg:height="1.9cm" svg:x="4.629cm" svg:y="6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056cm" svg:height="0.878cm" svg:x="4.502cm" svg:y="6.897cm">
          <draw:text-box>
            <text:p text:style-name="P6">z<text:span text:style-name="T2">[1]nl</text:span></text:p>
          </draw:text-box>
        </draw:frame>
        <draw:frame draw:style-name="gr8" draw:text-style-name="P7" draw:layer="layout" svg:width="2.151cm" svg:height="1.505cm" svg:x="5.844cm" svg:y="6.897cm">
          <draw:text-box>
            <text:p text:style-name="P6"><text:s/>a<text:span text:style-name="T2">[1]nl</text:span></text:p>
          </draw:text-box>
        </draw:frame>
        <draw:line draw:style-name="gr6" draw:text-style-name="P1" draw:layer="layout" svg:x1="5.998cm" svg:y1="6.38cm" svg:x2="5.998cm" svg:y2="8.28cm">
          <text:p/>
        </draw:line>
        <draw:custom-shape draw:style-name="gr10" draw:text-style-name="P5" draw:layer="layout" svg:width="2.284cm" svg:height="1.9cm" svg:x="14.892cm" svg:y="4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845cm" svg:y1="7.148cm" svg:x2="14.892cm" svg:y2="6.489cm">
          <text:p/>
        </draw:line>
        <draw:frame draw:style-name="gr7" draw:text-style-name="P7" draw:layer="layout" svg:width="2.056cm" svg:height="0.878cm" svg:x="14.802cm" svg:y="5.44cm">
          <draw:text-box>
            <text:p text:style-name="P6">z<text:span text:style-name="T2">[L]</text:span></text:p>
          </draw:text-box>
        </draw:frame>
        <draw:frame draw:style-name="gr8" draw:text-style-name="P7" draw:layer="layout" svg:width="2.151cm" svg:height="1.505cm" svg:x="15.944cm" svg:y="5.44cm">
          <draw:text-box>
            <text:p text:style-name="P6"><text:s/>a<text:span text:style-name="T2">[L]</text:span></text:p>
          </draw:text-box>
        </draw:frame>
        <draw:line draw:style-name="gr11" draw:text-style-name="P1" draw:layer="layout" svg:x1="16.044cm" svg:y1="4.91cm" svg:x2="16.044cm" svg:y2="6.81cm">
          <text:p/>
        </draw:line>
        <draw:line draw:style-name="gr1" draw:text-style-name="P1" draw:layer="layout" svg:x1="17.627cm" svg:y1="5.865cm" svg:x2="18.876cm" svg:y2="5.865cm">
          <text:p/>
        </draw:line>
        <draw:frame draw:style-name="gr12" draw:text-style-name="P9" draw:layer="layout" svg:width="0.853cm" svg:height="0.962cm" svg:x="18.98cm" svg:y="5.309cm">
          <draw:text-box>
            <text:p>p</text:p>
          </draw:text-box>
        </draw:frame>
        <draw:custom-shape draw:style-name="gr2" draw:text-style-name="P2" draw:layer="layout" svg:width="0.1cm" svg:height="0.1cm" svg:x="1.702cm" svg:y="22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.703cm" svg:y="22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.703cm" svg:y="22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023cm" svg:height="1.114cm" svg:x="1.278cm" svg:y="20.767cm">
          <draw:text-box>
            <text:p text:style-name="P3">x<text:span text:style-name="T1">1</text:span></text:p>
          </draw:text-box>
        </draw:frame>
        <draw:line draw:style-name="gr1" draw:text-style-name="P1" draw:layer="layout" svg:x1="2.301cm" svg:y1="25.081cm" svg:x2="4.511cm" svg:y2="23.457cm">
          <text:p/>
        </draw:line>
        <draw:line draw:style-name="gr1" draw:text-style-name="P1" draw:layer="layout" svg:x1="2.301cm" svg:y1="21.593cm" svg:x2="4.649cm" svg:y2="22.728cm">
          <text:p/>
        </draw:line>
        <draw:custom-shape draw:style-name="gr2" draw:text-style-name="P2" draw:layer="layout" svg:width="0.1cm" svg:height="0.1cm" svg:x="1.703cm" svg:y="2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.704cm" svg:y="2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.704cm" svg:y="23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89cm" svg:height="1.114cm" svg:x="1.279cm" svg:y="24.467cm">
          <draw:text-box>
            <text:p text:style-name="P3">x<text:span text:style-name="T1">n</text:span><text:span text:style-name="T3">x</text:span></text:p>
          </draw:text-box>
        </draw:frame>
        <draw:custom-shape draw:style-name="gr10" draw:text-style-name="P5" draw:layer="layout" svg:width="2.284cm" svg:height="1.9cm" svg:x="5.177cm" svg:y="21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056cm" svg:height="0.878cm" svg:x="5.087cm" svg:y="22.499cm">
          <draw:text-box>
            <text:p text:style-name="P6">z<text:span text:style-name="T2">[1]</text:span></text:p>
          </draw:text-box>
        </draw:frame>
        <draw:frame draw:style-name="gr8" draw:text-style-name="P7" draw:layer="layout" svg:width="2.151cm" svg:height="1.505cm" svg:x="6.229cm" svg:y="22.499cm">
          <draw:text-box>
            <text:p text:style-name="P6"><text:s/>a<text:span text:style-name="T2">[1]</text:span></text:p>
          </draw:text-box>
        </draw:frame>
        <draw:line draw:style-name="gr11" draw:text-style-name="P1" draw:layer="layout" svg:x1="6.329cm" svg:y1="21.969cm" svg:x2="6.329cm" svg:y2="23.869cm">
          <text:p/>
        </draw:line>
        <draw:line draw:style-name="gr1" draw:text-style-name="P1" draw:layer="layout" svg:x1="7.912cm" svg:y1="22.924cm" svg:x2="9.161cm" svg:y2="22.924cm">
          <text:p/>
        </draw:line>
        <draw:frame draw:style-name="gr12" draw:text-style-name="P9" draw:layer="layout" svg:width="0.853cm" svg:height="0.962cm" svg:x="9.403cm" svg:y="22.416cm">
          <draw:text-box>
            <text:p>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2T12:18:23.849000000</meta:creation-date>
    <dc:date>2018-04-03T11:29:50.852000000</dc:date>
    <meta:editing-duration>PT20H50M59S</meta:editing-duration>
    <meta:editing-cycles>14</meta:editing-cycles>
    <meta:generator>LibreOffice/5.4.4.2$Windows_X86_64 LibreOffice_project/2524958677847fb3bb44820e40380acbe820f960</meta:generator>
    <meta:document-statistic meta:object-count="75"/>
  </office:meta>
</office:document-meta>
</file>